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1cm"/>
    </style:style>
    <style:style style:name="co3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aa95" fo:border="0.74pt solid #000000"/>
    </style:style>
    <style:style style:name="ce3" style:family="table-cell" style:parent-style-name="Default" style:data-style-name="N81">
      <style:table-cell-properties fo:background-color="#ffaa95" fo:border="0.74pt solid #000000"/>
    </style:style>
    <style:style style:name="ce4" style:family="table-cell" style:parent-style-name="Default" style:data-style-name="N4">
      <style:table-cell-properties fo:background-color="#ffaa95"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 style:data-style-name="N81"/>
    <style:style style:name="ce8" style:family="table-cell" style:parent-style-name="Default" style:data-style-name="N81">
      <style:table-cell-properties fo:background-color="#eeeeee" fo:border="0.74pt solid #000000"/>
    </style:style>
    <style:style style:name="ce9" style:family="table-cell" style:parent-style-name="Default" style:data-style-name="N4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column table:style-name="co1" table:default-cell-style-name="ce6"/>
        <table:table-row table:style-name="ro1">
          <table:table-cell table:style-name="Default" office:value-type="string" calcext:value-type="string">
            <text:p>Tlis=(Tc-Tamb)*Exp(-(Temps)/τ)+Ta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</text:p>
          </table:table-cell>
          <table:table-cell table:style-name="ce7" office:value-type="float" office:value="0.005" calcext:value-type="float">
            <text:p>5,00E-03</text:p>
          </table:table-cell>
          <table:table-cell table:style-name="Default" office:value-type="string" calcext:value-type="string">
            <text:p>cm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L </text:p>
          </table:table-cell>
          <table:table-cell table:style-name="ce7" office:value-type="float" office:value="0.15" calcext:value-type="float">
            <text:p>1,50E-01</text:p>
          </table:table-cell>
          <table:table-cell table:style-name="Default" office:value-type="string" calcext:value-type="string">
            <text:p>cm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Coefficient conducto convectif du cuivr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Coefficient conducto convectif de l’ aluminium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au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float" office:value="0.1073" calcext:value-type="float">
            <text:p>1,07E-01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</text:p>
          </table:table-cell>
          <table:table-cell table:style-name="ce8" office:value-type="float" office:value="0.0327" calcext:value-type="float">
            <text:p>3,27E-0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87.94" calcext:value-type="float">
            <text:p>387,94</text:p>
          </table:table-cell>
          <table:table-cell office:value-type="string" calcext:value-type="string">
            <text:p>J/kg/K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J/kg/K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2*PI()*[.F1]*[.F2]" office:value-type="float" office:value="0.00471238898038469" calcext:value-type="float">
            <text:p>0,00471238898038469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</text:p>
          </table:table-cell>
          <table:table-cell table:formula="of:=2*PI()*[.F1]*[.F2]" office:value-type="float" office:value="0.00471238898038469" calcext:value-type="float">
            <text:p>0,00471238898038469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4" table:formula="of:= [.B5]*[.B6]/([.B4]*[.B7])" office:value-type="float" office:value="14.8959586582471" calcext:value-type="float">
            <text:p>14,9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style-name="ce9" table:formula="of:= [.F5]*[.F6]/([.F4]*[.F7])" office:value-type="float" office:value="11.1917977030753" calcext:value-type="float">
            <text:p>11,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0:18:20.914000000</meta:creation-date>
    <dc:date>2023-02-01T12:00:30.254000000</dc:date>
    <meta:editing-duration>PT1M49S</meta:editing-duration>
    <meta:editing-cycles>1</meta:editing-cycles>
    <meta:document-statistic meta:table-count="1" meta:cell-count="37" meta:object-count="0"/>
    <meta:generator>LibreOffice/7.3.6.2$Windows_X86_64 LibreOffice_project/c28ca90fd6e1a19e189fc16c05f8f8924961e12e</meta:generator>
  </office:meta>
</office:document-meta>
</file>